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100a84c"/>
    </style:style>
    <style:style style:name="T12" style:family="text">
      <style:text-properties officeooo:rsid="0102f19d"/>
    </style:style>
    <style:style style:name="T13" style:family="text">
      <style:text-properties officeooo:rsid="0103b4e5"/>
    </style:style>
    <style:style style:name="T14" style:family="text">
      <style:text-properties officeooo:rsid="010427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2">3</text:span><text:span text:style-name="T14">3</text:span> —— <text:span text:style-name="T10">August </text:span><text:span text:style-name="T11">2</text:span><text:span text:style-name="T14">7</text:span>, 2024</text:p>
      <text:p text:style-name="P4"/>
      <text:p text:style-name="P5">Crafted by Ross Montsinger</text:p>
      <text:p text:style-name="P5">Notebook Size: <text:span text:style-name="T14">A6</text:span></text:p>
      <text:p text:style-name="P5">Width: 4.1 inches</text:p>
      <text:p text:style-name="P5">Height: <text:span text:style-name="T14">5.8</text:span> inches</text:p>
      <text:p text:style-name="P5">Style: <text:span text:style-name="T14">Extra Tough Junior</text:span></text:p>
      <text:p text:style-name="P5">Elastic: <text:span text:style-name="T5">2</text:span>mm</text:p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5"/>
      <text:p text:style-name="P5">More info can be found at:</text:p>
      <text:p text:style-name="P5"><text:tab/>https://rewrite.montsinger.net</text:p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27T15:02:09.333005793</dc:date>
    <meta:editing-duration>P5DT5H45M35S</meta:editing-duration>
    <meta:editing-cycles>194</meta:editing-cycles>
    <meta:generator>LibreOffice/24.2.5.2$MacOSX_X86_64 LibreOffice_project/bffef4ea93e59bebbeaf7f431bb02b1a39ee8a59</meta:generator>
    <meta:print-date>2024-08-27T15:00:53.865690277</meta:print-date>
    <meta:document-statistic meta:table-count="0" meta:image-count="0" meta:object-count="0" meta:page-count="1" meta:paragraph-count="12" meta:word-count="62" meta:character-count="396" meta:non-whitespace-character-count="343"/>
  </office:meta>
</office:document-meta>
</file>